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12.065cm" svg:height="3.81cm" svg:x="4.81cm" svg:y="7.985cm">
          <text:p text:style-name="P1"><text:span text:style-name="T1">logički slo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2.065cm" svg:height="3.81cm" svg:x="4.81cm" svg:y="13.065cm">
          <text:p text:style-name="P1"><text:span text:style-name="T1">podatkovni slo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id="id4" draw:layer="layout" svg:width="3.175cm" svg:height="2.54cm" svg:x="5.445cm" svg:y="11.16cm">
          <text:p text:style-name="P1"><text:span text:style-name="T2">ProjectDA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id="id3" draw:layer="layout" svg:width="3.175cm" svg:height="2.54cm" svg:x="9.255cm" svg:y="11.16cm">
          <text:p text:style-name="P1"><text:span text:style-name="T2">FileDA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id="id2" draw:layer="layout" svg:width="3.175cm" svg:height="2.54cm" svg:x="13.065cm" svg:y="11.16cm">
          <text:p text:style-name="P1"><text:span text:style-name="T3">UserFileDA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" draw:layer="layout" svg:width="12.065cm" svg:height="3.81cm" svg:x="4.81cm" svg:y="2.905cm">
          <draw:glue-point draw:id="4" svg:x="2.368cm" svg:y="1.666cm"/>
          <text:p text:style-name="P1"><text:span text:style-name="T1">prezentacijski slo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6.985cm" svg:height="2.54cm" svg:x="7.35cm" svg:y="6.08cm">
          <text:p text:style-name="P1"><text:span text:style-name="T2">VHDLLabManag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5" draw:layer="layout" draw:line-skew="1.587cm" svg:x1="13.698cm" svg:y1="5.444cm" svg:x2="14.652cm" svg:y2="11.16cm" draw:start-shape="id1" draw:start-glue-point="4" draw:end-shape="id2">
          <text:p/>
        </draw:connector>
        <draw:connector draw:style-name="gr2" draw:text-style-name="P5" draw:layer="layout" draw:line-skew="1.587cm" svg:x1="13.698cm" svg:y1="5.444cm" svg:x2="10.842cm" svg:y2="11.16cm" draw:start-shape="id1" draw:start-glue-point="4" draw:end-shape="id3" draw:end-glue-point="0">
          <text:p/>
        </draw:connector>
        <draw:connector draw:style-name="gr2" draw:text-style-name="P5" draw:layer="layout" draw:line-skew="1.587cm" svg:x1="13.698cm" svg:y1="5.444cm" svg:x2="7.032cm" svg:y2="11.16cm" draw:start-shape="id1" draw:start-glue-point="4" draw:end-shape="id4" draw:end-glue-point="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r" fo:country="HR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Miro</meta:initial-creator>
    <meta:creation-date>2008-04-02T15:15:52</meta:creation-date>
    <dc:creator>Miro</dc:creator>
    <dc:date>2008-04-02T20:26:02</dc:date>
    <meta:editing-cycles>7</meta:editing-cycles>
    <meta:editing-duration>PT16M24S</meta:editing-duration>
    <meta:user-defined meta:name="Info 1"/>
    <meta:user-defined meta:name="Info 2"/>
    <meta:user-defined meta:name="Info 3"/>
    <meta:user-defined meta:name="Info 4"/>
    <meta:document-statistic meta:object-count="10"/>
  </office:meta>
</office:document-meta>
</file>